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anniel S Rolf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589a7a">1. Emacs</text:a></text:p>
          <text:p text:style-name="Contents_20_2"><text:a xlink:type="simple" xlink:href="#org549bce9">1.1. Theme</text:a></text:p>
          <text:p text:style-name="Contents_20_2"><text:a xlink:type="simple" xlink:href="#org3f059dd">1.2. Layout</text:a></text:p>
          <text:p text:style-name="Contents_20_2"><text:a xlink:type="simple" xlink:href="#orgcf71553">1.3. Prompt</text:a></text:p>
          <text:p text:style-name="Contents_20_2"><text:a xlink:type="simple" xlink:href="#org1516ea8">1.4. Visiting the configuration</text:a></text:p>
          <text:p text:style-name="Contents_20_1"><text:a xlink:type="simple" xlink:href="#org17d7bbc">2. Terminal</text:a></text:p>
          <text:p text:style-name="Contents_20_2"><text:a xlink:type="simple" xlink:href="#org685ba9c">2.1. Setting default shell to zsh</text:a></text:p>
          <text:p text:style-name="Contents_20_1"><text:a xlink:type="simple" xlink:href="#org9d71f44">3. Org</text:a></text:p>
          <text:p text:style-name="Contents_20_2"><text:a xlink:type="simple" xlink:href="#orge94db20">3.1. Org Bullets</text:a></text:p>
          <text:p text:style-name="Contents_20_1"><text:a xlink:type="simple" xlink:href="#org46108f3">4. IDO</text:a></text:p>
          <text:p text:style-name="Contents_20_2"><text:a xlink:type="simple" xlink:href="#org3f0ecfa">4.1. Enable ido mode</text:a></text:p>
          <text:p text:style-name="Contents_20_2"><text:a xlink:type="simple" xlink:href="#org980af03">4.2. IDO-Vertical</text:a></text:p>
          <text:p text:style-name="Contents_20_2"><text:a xlink:type="simple" xlink:href="#orgaa7e5be">4.3. SMEX</text:a></text:p>
          <text:p text:style-name="Contents_20_2"><text:a xlink:type="simple" xlink:href="#org8de0341">4.4. Switch Buffer</text:a></text:p>
          <text:p text:style-name="Contents_20_1"><text:a xlink:type="simple" xlink:href="#orgf491358">5. Buffer</text:a></text:p>
          <text:p text:style-name="Contents_20_2"><text:a xlink:type="simple" xlink:href="#org5c0320c">5.1. Enable iBuffer</text:a></text:p>
          <text:p text:style-name="Contents_20_2"><text:a xlink:type="simple" xlink:href="#orgedaf08c">5.2. Expert</text:a></text:p>
          <text:p text:style-name="Contents_20_1"><text:a xlink:type="simple" xlink:href="#orgb65be55">6. Avy</text:a></text:p>
          <text:p text:style-name="Contents_20_1"><text:a xlink:type="simple" xlink:href="#org775f4b9">7. Evil Mode</text:a></text:p>
          <text:p text:style-name="Contents_20_2"><text:a xlink:type="simple" xlink:href="#org49b7095">7.1. Install</text:a></text:p>
          <text:p text:style-name="Contents_20_2"><text:a xlink:type="simple" xlink:href="#org9dd0c7d">7.2. Enable</text:a></text:p>
          <text:p text:style-name="Contents_20_1"><text:a xlink:type="simple" xlink:href="#org2b75640">8. Telelphone-line</text:a></text:p>
          <text:p text:style-name="Contents_20_2"><text:a xlink:type="simple" xlink:href="#org9ca24c5">8.1. Install</text:a></text:p>
          <text:p text:style-name="Contents_20_2"><text:a xlink:type="simple" xlink:href="#org74e5cf9">8.2. Enable</text:a></text:p>
          <text:p text:style-name="Contents_20_2"><text:a xlink:type="simple" xlink:href="#org4b205b2">8.3. Config</text:a></text:p>
          <text:p text:style-name="Contents_20_1"><text:a xlink:type="simple" xlink:href="#orgda23d27">9. Magit</text:a></text:p>
          <text:p text:style-name="Contents_20_2"><text:a xlink:type="simple" xlink:href="#org7d0f8c2">9.1. Install</text:a></text:p>
        </text:index-body>
      </text:table-of-content>
      <text:h text:style-name="Heading_20_1" text:outline-level="1" text:is-list-header="false">
<text:bookmark-start text:name="OrgXref.orgb589a7a"/>
<text:bookmark text:name="orgb589a7a"/>Emacs
<text:bookmark-end text:name="OrgXref.orgb589a7a"/></text:h>
      <text:h text:style-name="Heading_20_2" text:outline-level="2" text:is-list-header="false">
<text:bookmark-start text:name="OrgXref.org549bce9"/>
<text:bookmark text:name="org549bce9"/>Theme
<text:bookmark-end text:name="OrgXref.org549bce9"/></text:h>
      <text:p text:style-name="OrgSrcBlock">(load-theme<text:s/>'catppuccin<text:s/><text:span text:style-name="OrgSrcFontLockBuiltinFace">:no-confirm</text:span>)</text:p>
      <text:p text:style-name="OrgSrcBlock">(<text:span text:style-name="OrgSrcFontLockKeywordFace">setq</text:span><text:s/>catppuccin-flavor<text:s/>'mocha)<text:s/><text:span text:style-name="OrgSrcFontLockCommentDelimiterFace">;;<text:s/></text:span><text:span text:style-name="OrgSrcFontLockCommentFace">or<text:s/>'latte,<text:s/>'mochiatto</text:span></text:p>
      <text:p text:style-name="OrgSrcBlockLastLine">(catppuccin-reload)</text:p>
      <text:h text:style-name="Heading_20_2" text:outline-level="2" text:is-list-header="false">
<text:bookmark-start text:name="OrgXref.org3f059dd"/>
<text:bookmark text:name="org3f059dd"/>Layout
<text:bookmark-end text:name="OrgXref.org3f059dd"/></text:h>
      <text:p text:style-name="OrgSrcBlock"><text:span text:style-name="OrgSrcFontLockCommentDelimiterFace">;;<text:s/></text:span><text:span text:style-name="OrgSrcFontLockCommentFace">Disable<text:s/>tool<text:s/>bar</text:span></text:p>
      <text:p text:style-name="OrgSrcBlock">(tool-bar-mode<text:s/>-1)</text:p>
      <text:p text:style-name="OrgSrcBlock"/>
      <text:p text:style-name="OrgSrcBlock"><text:span text:style-name="OrgSrcFontLockCommentDelimiterFace">;;<text:s/></text:span><text:span text:style-name="OrgSrcFontLockCommentFace">Disable<text:s/>menu<text:s/>bar</text:span></text:p>
      <text:p text:style-name="OrgSrcBlock">(menu-bar-mode<text:s/>-1)</text:p>
      <text:p text:style-name="OrgSrcBlock"/>
      <text:p text:style-name="OrgSrcBlock"><text:span text:style-name="OrgSrcFontLockCommentDelimiterFace">;;<text:s/></text:span><text:span text:style-name="OrgSrcFontLockCommentFace">Disable<text:s/>scroll<text:s/>bar</text:span></text:p>
      <text:p text:style-name="OrgSrcBlock">(scroll-bar-mode<text:s/>-1)</text:p>
      <text:p text:style-name="OrgSrcBlock"/>
      <text:p text:style-name="OrgSrcBlock"><text:span text:style-name="OrgSrcFontLockCommentDelimiterFace">;;<text:s/></text:span><text:span text:style-name="OrgSrcFontLockCommentFace">Disable<text:s/>start<text:s/>up<text:s/>emacs<text:s/>message<text:s/>and<text:s/>go<text:s/>to<text:s/>buffer</text:span></text:p>
      <text:p text:style-name="OrgSrcBlock">(<text:span text:style-name="OrgSrcFontLockKeywordFace">setq</text:span><text:s/>inhibit-startup-message<text:s/>t)</text:p>
      <text:p text:style-name="OrgSrcBlock"/>
      <text:p text:style-name="OrgSrcBlock"><text:span text:style-name="OrgSrcFontLockCommentDelimiterFace">;;<text:s/></text:span><text:span text:style-name="OrgSrcFontLockCommentFace">Disable<text:s/>backup<text:s/>file</text:span></text:p>
      <text:p text:style-name="OrgSrcBlock">(<text:span text:style-name="OrgSrcFontLockKeywordFace">setq</text:span><text:s/>make-backup-file<text:s/>nil)</text:p>
      <text:p text:style-name="OrgSrcBlock"/>
      <text:p text:style-name="OrgSrcBlock"><text:span text:style-name="OrgSrcFontLockCommentDelimiterFace">;;<text:s/></text:span><text:span text:style-name="OrgSrcFontLockCommentFace">Disable<text:s/>auto<text:s/>save</text:span></text:p>
      <text:p text:style-name="OrgSrcBlock">(<text:span text:style-name="OrgSrcFontLockKeywordFace">setq</text:span><text:s/>auto-save-default<text:s/>nil)</text:p>
      <text:p text:style-name="OrgSrcBlock"/>
      <text:p text:style-name="OrgSrcBlock"><text:span text:style-name="OrgSrcFontLockCommentDelimiterFace">;;<text:s/></text:span><text:span text:style-name="OrgSrcFontLockCommentFace">Improve<text:s/>scrolling</text:span></text:p>
      <text:p text:style-name="OrgSrcBlock">(<text:span text:style-name="OrgSrcFontLockKeywordFace">setq</text:span><text:s/>scroll-conservatively<text:s/>100)</text:p>
      <text:p text:style-name="OrgSrcBlock"/>
      <text:p text:style-name="OrgSrcBlock"><text:span text:style-name="OrgSrcFontLockCommentDelimiterFace">;;<text:s/></text:span><text:span text:style-name="OrgSrcFontLockCommentFace">Utilize<text:s/>prettify<text:s/>sybmols</text:span></text:p>
      <text:p text:style-name="OrgSrcBlock">(<text:span text:style-name="OrgSrcFontLockKeywordFace">when</text:span><text:s/>window-system<text:s/>(global-prettify-symbols-mode<text:s/>t))</text:p>
      <text:p text:style-name="OrgSrcBlock"/>
      <text:p text:style-name="OrgSrcBlock"><text:span text:style-name="OrgSrcFontLockCommentDelimiterFace">;;<text:s/></text:span><text:span text:style-name="OrgSrcFontLockCommentFace">Highlight<text:s/>cursor<text:s/>line</text:span></text:p>
      <text:p text:style-name="OrgSrcBlock">(<text:span text:style-name="OrgSrcFontLockKeywordFace">when</text:span><text:s/>window-system<text:s/>(global-hl-line-mode<text:s/>t))</text:p>
      <text:p text:style-name="OrgSrcBlockLastLine"/>
      <text:p text:style-name="OrgSrcBlockLastLine"/>
      <text:h text:style-name="Heading_20_2" text:outline-level="2" text:is-list-header="false">
<text:bookmark-start text:name="OrgXref.orgcf71553"/>
<text:bookmark text:name="orgcf71553"/>Prompt
<text:bookmark-end text:name="OrgXref.orgcf71553"/></text:h>
      <text:p text:style-name="OrgSrcBlock"><text:span text:style-name="OrgSrcFontLockCommentDelimiterFace">;;<text:s/></text:span><text:span text:style-name="OrgSrcFontLockCommentFace">Change<text:s/>yes-no<text:s/>prompt<text:s/>to<text:s/>y-or-n</text:span></text:p>
      <text:p text:style-name="OrgSrcBlock">(<text:span text:style-name="OrgSrcFontLockKeywordFace">defalias</text:span><text:s/>'<text:span text:style-name="OrgSrcFontLockFunctionNameFace">yes-or-no-p</text:span><text:s/>'y-or-n-p)</text:p>
      <text:p text:style-name="OrgSrcBlock"/>
      <text:p text:style-name="OrgSrcBlock"><text:span text:style-name="OrgSrcFontLockCommentDelimiterFace">;;<text:s/></text:span><text:span text:style-name="OrgSrcFontLockCommentFace">Disable<text:s/>ring</text:span></text:p>
      <text:p text:style-name="OrgSrcBlockLastLine">(<text:span text:style-name="OrgSrcFontLockKeywordFace">setq</text:span><text:s/>ring-bell-function<text:s/>'ignore)</text:p>
      <text:h text:style-name="Heading_20_2" text:outline-level="2" text:is-list-header="false">
<text:bookmark-start text:name="OrgXref.org1516ea8"/>
<text:bookmark text:name="org1516ea8"/>Visiting the configuration
<text:bookmark-end text:name="OrgXref.org1516ea8"/></text:h>
      <text:p text:style-name="OrgSrcBlock">(<text:span text:style-name="OrgSrcFontLockKeywordFace">defun</text:span><text:s/><text:span text:style-name="OrgSrcFontLockFunctionNameFace">config-visit</text:span><text:s/>()</text:p>
      <text:p text:style-name="OrgSrcBlock"><text:s/><text:s/>(<text:span text:style-name="OrgSrcFontLockKeywordFace">interactive</text:span>)</text:p>
      <text:p text:style-name="OrgSrcBlock"><text:s/><text:s/>(find-file<text:s/><text:span text:style-name="OrgSrcFontLockStringFace">"~/.emacs.d/config.org"</text:span>))</text:p>
      <text:p text:style-name="OrgSrcBlockLastLine">(global-set-key<text:s/>(kbd<text:s/>'C-c<text:s/>e')<text:s/>'config-visit)</text:p>
      <text:p text:style-name="OrgSrcBlockLastLine"/>
      <text:h text:style-name="Heading_20_1" text:outline-level="1" text:is-list-header="false">
<text:bookmark-start text:name="OrgXref.org17d7bbc"/>
<text:bookmark text:name="org17d7bbc"/>Terminal
<text:bookmark-end text:name="OrgXref.org17d7bbc"/></text:h>
      <text:h text:style-name="Heading_20_2" text:outline-level="2" text:is-list-header="false">
<text:bookmark-start text:name="OrgXref.org685ba9c"/>
<text:bookmark text:name="org685ba9c"/>Setting default shell to zsh
<text:bookmark-end text:name="OrgXref.org685ba9c"/></text:h>
      <text:p text:style-name="OrgSrcBlock">(<text:span text:style-name="OrgSrcFontLockKeywordFace">defvar</text:span><text:s/><text:span text:style-name="OrgSrcFontLockVariableNameFace">my-term-shell</text:span><text:s/><text:span text:style-name="OrgSrcFontLockStringFace">"/bin/zsh"</text:span>)</text:p>
      <text:p text:style-name="OrgSrcBlock">(<text:span text:style-name="OrgSrcFontLockKeywordFace">defadvice</text:span><text:s/><text:span text:style-name="OrgSrcFontLockFunctionNameFace">ansi-term</text:span><text:s/>(before<text:s/>force-bash)</text:p>
      <text:p text:style-name="OrgSrcBlock"><text:s/><text:s/>(<text:span text:style-name="OrgSrcFontLockKeywordFace">interactive</text:span><text:s/>(list<text:s/>my-term-shell)))</text:p>
      <text:p text:style-name="OrgSrcBlock">(ad-activate<text:s/>'ansi-term)</text:p>
      <text:p text:style-name="OrgSrcBlockLastLine"><text:span text:style-name="OrgSrcFontLockCommentDelimiterFace">;;<text:s/></text:span><text:span text:style-name="OrgSrcFontLockCommentFace">(global-set-key<text:s/>(kbd<text:s/>"&lt;s-return&gt;)"<text:s/>'ansi-term)</text:span></text:p>
      <text:h text:style-name="Heading_20_1" text:outline-level="1" text:is-list-header="false">
<text:bookmark-start text:name="OrgXref.org9d71f44"/>
<text:bookmark text:name="org9d71f44"/>Org
<text:bookmark-end text:name="OrgXref.org9d71f44"/></text:h>
      <text:h text:style-name="Heading_20_2" text:outline-level="2" text:is-list-header="false">
<text:bookmark-start text:name="OrgXref.orge94db20"/>
<text:bookmark text:name="orge94db20"/>Org Bullets
<text:bookmark-end text:name="OrgXref.orge94db20"/></text:h>
      <text:p text:style-name="OrgSrcBlock">(<text:span text:style-name="OrgSrcFontLockKeywordFace">use-package</text:span><text:s/><text:span text:style-name="OrgSrcFontLockConstantFace">org-bullets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config</text:span></text:p>
      <text:p text:style-name="OrgSrcBlockLastLine"><text:s/><text:s/>(add-hook<text:s/>'org-mode-hook<text:s/>(<text:span text:style-name="OrgSrcFontLockKeywordFace">lambda</text:span><text:s/>()<text:s/>(org-bullets-mode))))</text:p>
      <text:h text:style-name="Heading_20_1" text:outline-level="1" text:is-list-header="false">
<text:bookmark-start text:name="OrgXref.org46108f3"/>
<text:bookmark text:name="org46108f3"/>IDO
<text:bookmark-end text:name="OrgXref.org46108f3"/></text:h>
      <text:h text:style-name="Heading_20_2" text:outline-level="2" text:is-list-header="false">
<text:bookmark-start text:name="OrgXref.org3f0ecfa"/>
<text:bookmark text:name="org3f0ecfa"/>Enable ido mode
<text:bookmark-end text:name="OrgXref.org3f0ecfa"/></text:h>
      <text:p text:style-name="OrgSrcBlock">(<text:span text:style-name="OrgSrcFontLockKeywordFace">setq</text:span><text:s/>ido-enable-flex-matching<text:s/>nil)</text:p>
      <text:p text:style-name="OrgSrcBlock">(<text:span text:style-name="OrgSrcFontLockKeywordFace">setq</text:span><text:s/>ido-create-new-buffer<text:s/>'always)</text:p>
      <text:p text:style-name="OrgSrcBlock">(<text:span text:style-name="OrgSrcFontLockKeywordFace">setq</text:span><text:s/>ido-everywhere<text:s/>t)</text:p>
      <text:p text:style-name="OrgSrcBlockLastLine">(ido-mode<text:s/>1)</text:p>
      <text:h text:style-name="Heading_20_2" text:outline-level="2" text:is-list-header="false">
<text:bookmark-start text:name="OrgXref.org980af03"/>
<text:bookmark text:name="org980af03"/>IDO-Vertical
<text:bookmark-end text:name="OrgXref.org980af03"/></text:h>
      <text:p text:style-name="OrgSrcBlock">(<text:span text:style-name="OrgSrcFontLockKeywordFace">use-package</text:span><text:s/><text:span text:style-name="OrgSrcFontLockConstantFace">ido-vertical-mode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init</text:span></text:p>
      <text:p text:style-name="OrgSrcBlock"><text:s/><text:s/>(ido-vertical-mode<text:s/>1))</text:p>
      <text:p text:style-name="OrgSrcBlockLastLine">(<text:span text:style-name="OrgSrcFontLockKeywordFace">setq</text:span><text:s/>ido-vertical-define-keys<text:s/>'C-n-and-C-p-only)</text:p>
      <text:h text:style-name="Heading_20_2" text:outline-level="2" text:is-list-header="false">
<text:bookmark-start text:name="OrgXref.orgaa7e5be"/>
<text:bookmark text:name="orgaa7e5be"/>SMEX
<text:bookmark-end text:name="OrgXref.orgaa7e5be"/></text:h>
      <text:p text:style-name="OrgSrcBlock">(<text:span text:style-name="OrgSrcFontLockKeywordFace">use-package</text:span><text:s/><text:span text:style-name="OrgSrcFontLockConstantFace">smex</text:span></text:p>
      <text:p text:style-name="OrgSrcBlock"><text:s/><text:s/><text:span text:style-name="OrgSrcFontLockBuiltinFace">:ensure</text:span></text:p>
      <text:p text:style-name="OrgSrcBlock"><text:s/><text:s/><text:span text:style-name="OrgSrcFontLockBuiltinFace">:init</text:span><text:s/>(smex-initialize)</text:p>
      <text:p text:style-name="OrgSrcBlock"><text:s/><text:s/><text:span text:style-name="OrgSrcFontLockBuiltinFace">:bind</text:span></text:p>
      <text:p text:style-name="OrgSrcBlockLastLine"><text:s/><text:s/>(<text:span text:style-name="OrgSrcFontLockStringFace">"M-x"</text:span><text:s/>.<text:s/>smex))</text:p>
      <text:h text:style-name="Heading_20_2" text:outline-level="2" text:is-list-header="false">
<text:bookmark-start text:name="OrgXref.org8de0341"/>
<text:bookmark text:name="org8de0341"/>Switch Buffer
<text:bookmark-end text:name="OrgXref.org8de0341"/></text:h>
      <text:p text:style-name="OrgSrcBlockLastLine">(global-set-key<text:s/>(kbd<text:s/><text:span text:style-name="OrgSrcFontLockStringFace">"C-x<text:s/>C-b"</text:span>)<text:s/>'ido-switch-buffer)</text:p>
      <text:h text:style-name="Heading_20_1" text:outline-level="1" text:is-list-header="false">
<text:bookmark-start text:name="OrgXref.orgf491358"/>
<text:bookmark text:name="orgf491358"/>Buffer
<text:bookmark-end text:name="OrgXref.orgf491358"/></text:h>
      <text:h text:style-name="Heading_20_2" text:outline-level="2" text:is-list-header="false">
<text:bookmark-start text:name="OrgXref.org5c0320c"/>
<text:bookmark text:name="org5c0320c"/>Enable iBuffer
<text:bookmark-end text:name="OrgXref.org5c0320c"/></text:h>
      <text:p text:style-name="OrgSrcBlockLastLine">(global-set-key<text:s/>(kbd<text:s/><text:span text:style-name="OrgSrcFontLockStringFace">"C-x<text:s/>b"</text:span>)<text:s/>'ibuffer)</text:p>
      <text:h text:style-name="Heading_20_2" text:outline-level="2" text:is-list-header="false">
<text:bookmark-start text:name="OrgXref.orgedaf08c"/>
<text:bookmark text:name="orgedaf08c"/>Expert
<text:bookmark-end text:name="OrgXref.orgedaf08c"/></text:h>
      <text:p text:style-name="OrgSrcBlockLastLine">(<text:span text:style-name="OrgSrcFontLockKeywordFace">setq</text:span><text:s/>ibuffer-expert<text:s/>t)</text:p>
      <text:h text:style-name="Heading_20_1" text:outline-level="1" text:is-list-header="false">
<text:bookmark-start text:name="OrgXref.orgb65be55"/>
<text:bookmark text:name="orgb65be55"/>Avy
<text:bookmark-end text:name="OrgXref.orgb65be55"/></text:h>
      <text:p text:style-name="OrgSrcBlock">(<text:span text:style-name="OrgSrcFontLockKeywordFace">use-package</text:span><text:s/><text:span text:style-name="OrgSrcFontLockConstantFace">avy</text:span></text:p>
      <text:p text:style-name="OrgSrcBlock"><text:s/><text:s/><text:span text:style-name="OrgSrcFontLockBuiltinFace">:ensure</text:span></text:p>
      <text:p text:style-name="OrgSrcBlock"><text:s/><text:s/><text:span text:style-name="OrgSrcFontLockBuiltinFace">:bind</text:span></text:p>
      <text:p text:style-name="OrgSrcBlockLastLine"><text:s/><text:s/>(<text:span text:style-name="OrgSrcFontLockStringFace">"M-s"</text:span><text:s/>.<text:s/>avy-goto-char))</text:p>
      <text:h text:style-name="Heading_20_1" text:outline-level="1" text:is-list-header="false">
<text:bookmark-start text:name="OrgXref.org775f4b9"/>
<text:bookmark text:name="org775f4b9"/>Evil Mode
<text:bookmark-end text:name="OrgXref.org775f4b9"/></text:h>
      <text:h text:style-name="Heading_20_2" text:outline-level="2" text:is-list-header="false">
<text:bookmark-start text:name="OrgXref.org49b7095"/>
<text:bookmark text:name="org49b7095"/>Install
<text:bookmark-end text:name="OrgXref.org49b7095"/></text:h>
      <text:p text:style-name="OrgSrcBlock">(<text:span text:style-name="OrgSrcFontLockKeywordFace">unless</text:span><text:s/>(package-installed-p<text:s/>'evil)</text:p>
      <text:p text:style-name="OrgSrcBlockLastLine"><text:s/><text:s/>(package-install<text:s/>'evil))</text:p>
      <text:h text:style-name="Heading_20_2" text:outline-level="2" text:is-list-header="false">
<text:bookmark-start text:name="OrgXref.org9dd0c7d"/>
<text:bookmark text:name="org9dd0c7d"/>Enable
<text:bookmark-end text:name="OrgXref.org9dd0c7d"/></text:h>
      <text:p text:style-name="OrgSrcBlock">(<text:span text:style-name="OrgSrcFontLockKeywordFace">require</text:span><text:s/>'<text:span text:style-name="OrgSrcFontLockConstantFace">evil</text:span>)</text:p>
      <text:p text:style-name="OrgSrcBlockLastLine">(evil-mode<text:s/>1)</text:p>
      <text:h text:style-name="Heading_20_1" text:outline-level="1" text:is-list-header="false">
<text:bookmark-start text:name="OrgXref.org2b75640"/>
<text:bookmark text:name="org2b75640"/>Telelphone-line
<text:bookmark-end text:name="OrgXref.org2b75640"/></text:h>
      <text:h text:style-name="Heading_20_2" text:outline-level="2" text:is-list-header="false">
<text:bookmark-start text:name="OrgXref.org9ca24c5"/>
<text:bookmark text:name="org9ca24c5"/>Install
<text:bookmark-end text:name="OrgXref.org9ca24c5"/></text:h>
      <text:p text:style-name="OrgSrcBlock">(<text:span text:style-name="OrgSrcFontLockKeywordFace">unless</text:span><text:s/>(package-installed-p<text:s/>'telephone-line)</text:p>
      <text:p text:style-name="OrgSrcBlockLastLine"><text:s/><text:s/>(package-install<text:s/>'telephone-line))</text:p>
      <text:h text:style-name="Heading_20_2" text:outline-level="2" text:is-list-header="false">
<text:bookmark-start text:name="OrgXref.org74e5cf9"/>
<text:bookmark text:name="org74e5cf9"/>Enable
<text:bookmark-end text:name="OrgXref.org74e5cf9"/></text:h>
      <text:p text:style-name="OrgSrcBlockLastLine">(telephone-line-mode<text:s/>1)</text:p>
      <text:h text:style-name="Heading_20_2" text:outline-level="2" text:is-list-header="false">
<text:bookmark-start text:name="OrgXref.org4b205b2"/>
<text:bookmark text:name="org4b205b2"/>Config
<text:bookmark-end text:name="OrgXref.org4b205b2"/></text:h>
      <text:p text:style-name="OrgSrcBlock"><text:s/><text:s/>(<text:span text:style-name="OrgSrcFontLockKeywordFace">setq</text:span><text:s/>telephone-line-lhs</text:p>
      <text:p text:style-name="OrgSrcBlock"><text:s/><text:s/><text:s/><text:s/><text:s/><text:s/>'((evil<text:s/><text:s/><text:s/>.<text:s/>(telephone-line-evil-tag-segment))</text:p>
      <text:p text:style-name="OrgSrcBlock"><text:s/><text:s/><text:s/><text:s/><text:s/><text:s/><text:s/><text:s/>(accent<text:s/>.<text:s/>(telephone-line-vc-segment</text:p>
      <text:p text:style-name="OrgSrcBlock"><text:s/><text:s/><text:s/><text:s/><text:s/><text:s/><text:s/><text:s/><text:s/><text:s/><text:s/><text:s/><text:s/><text:s/><text:s/><text:s/><text:s/><text:s/><text:s/>telephone-line-erc-modified-channels-segment</text:p>
      <text:p text:style-name="OrgSrcBlock"><text:s/><text:s/><text:s/><text:s/><text:s/><text:s/><text:s/><text:s/><text:s/><text:s/><text:s/><text:s/><text:s/><text:s/><text:s/><text:s/><text:s/><text:s/><text:s/>telephone-line-process-segment))</text:p>
      <text:p text:style-name="OrgSrcBlock"><text:s/><text:s/><text:s/><text:s/><text:s/><text:s/><text:s/><text:s/>(nil<text:s/><text:s/><text:s/><text:s/>.<text:s/>(telephone-line-minor-mode-segment</text:p>
      <text:p text:style-name="OrgSrcBlock"><text:s/><text:s/><text:s/><text:s/><text:s/><text:s/><text:s/><text:s/><text:s/><text:s/><text:s/><text:s/><text:s/><text:s/><text:s/><text:s/><text:s/><text:s/><text:s/>telephone-line-buffer-segment))))</text:p>
      <text:p text:style-name="OrgSrcBlock">(<text:span text:style-name="OrgSrcFontLockKeywordFace">setq</text:span><text:s/>telephone-line-rhs</text:p>
      <text:p text:style-name="OrgSrcBlock"><text:s/><text:s/><text:s/><text:s/><text:s/><text:s/>'((nil<text:s/><text:s/><text:s/><text:s/>.<text:s/>(telephone-line-misc-info-segment))</text:p>
      <text:p text:style-name="OrgSrcBlock"><text:s/><text:s/><text:s/><text:s/><text:s/><text:s/><text:s/><text:s/>(accent<text:s/>.<text:s/>(telephone-line-major-mode-segment))</text:p>
      <text:p text:style-name="OrgSrcBlockLastLine"><text:s/><text:s/><text:s/><text:s/><text:s/><text:s/><text:s/><text:s/>(evil<text:s/><text:s/><text:s/>.<text:s/>(telephone-line-airline-position-segment))))</text:p>
      <text:h text:style-name="Heading_20_1" text:outline-level="1" text:is-list-header="false">
<text:bookmark-start text:name="OrgXref.orgda23d27"/>
<text:bookmark text:name="orgda23d27"/>Magit
<text:bookmark-end text:name="OrgXref.orgda23d27"/></text:h>
      <text:h text:style-name="Heading_20_2" text:outline-level="2" text:is-list-header="false">
<text:bookmark-start text:name="OrgXref.org7d0f8c2"/>
<text:bookmark text:name="org7d0f8c2"/>Install
<text:bookmark-end text:name="OrgXref.org7d0f8c2"/></text:h>
      <text:p text:style-name="OrgSrcBlock">(<text:span text:style-name="OrgSrcFontLockKeywordFace">unless</text:span><text:s/>(package-installed-p<text:s/>'magit)</text:p>
      <text:p text:style-name="OrgSrcBlockLastLine"><text:s/><text:s/>(package-install<text:s/>'magit))</text:p>
      <text:p text:style-name="Text_20_body"><text:span text:style-name="Bold">#+begin<text:span text:style-name="OrgSubscript">src</text:span> emacs-lisp #~end<text:span text:style-name="OrgSubscript">src</text:span></text:span> #+begin<text:span text:style-name="OrgSubscript">src</text:span> emacs-lisp #+end<text:span text:style-name="OrgSubscript">src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nstantFace" style:family="text">
      <style:text-properties fo:color="#fab387"/>
    </style:style>
    <style:style style:name="OrgSrcFontLockVariableNameFace" style:family="text">
      <style:text-properties fo:color="#cdd6f4"/>
    </style:style>
    <style:style style:name="OrgSrcFontLockStringFace" style:family="text">
      <style:text-properties fo:color="#a6e3a1"/>
    </style:style>
    <style:style style:name="OrgSrcFontLockFunctionNameFace" style:family="text">
      <style:text-properties fo:color="#89b4fa"/>
    </style:style>
    <style:style style:name="OrgSrcFontLockCommentFace" style:family="text">
      <style:text-properties fo:color="#6c7086"/>
    </style:style>
    <style:style style:name="OrgSrcFontLockCommentDelimiterFace" style:family="text">
      <style:text-properties fo:color="#6c7086"/>
    </style:style>
    <style:style style:name="OrgSrcFontLockKeywordFace" style:family="text">
      <style:text-properties fo:color="#cba6f7"/>
    </style:style>
    <style:style style:name="OrgSrcBlock" style:family="paragraph" style:parent-style-name="Preformatted_20_Text">
      <style:paragraph-properties fo:background-color="#1e1e2e" fo:padding="0.049cm" fo:border="0.51pt solid #000000" style:shadow="none">
        <style:background-image/>
      </style:paragraph-properties>
      <style:text-properties fo:color="#cdd6f4"/>
    </style:style>
    <style:style style:name="OrgSrcFontLockBuiltinFace" style:family="text">
      <style:text-properties fo:color="#f38ba8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nniel S Rolfe</dc:creator>
    <meta:initial-creator>Danniel S Rolfe</meta:initial-creator>
    <dc:date>2024-01-12T19:29:58</dc:date>
    <meta:creation-date>2024-01-12T19:29:58</meta:creation-date>
    <meta:generator>Emacs 29.1 (Org mode 9.6.6)</meta:generator>
    <meta:keyword/>
    <dc:subject/>
    <dc:title/>
  </office:meta>
</office:document-meta>
</file>